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7" style:family="paragraph" style:parent-style-name="Table_20_Contents" style:list-style-name="L1">
      <style:text-properties style:font-name="Arial" officeooo:rsid="00191ba4" officeooo:paragraph-rsid="00191ba4"/>
    </style:style>
    <style:style style:name="P18" style:family="paragraph" style:parent-style-name="Table_20_Contents">
      <style:text-properties officeooo:rsid="0026474a" officeooo:paragraph-rsid="0026474a"/>
    </style:style>
    <style:style style:name="P19" style:family="paragraph" style:parent-style-name="Table_20_Contents" style:list-style-name="L3">
      <style:text-properties officeooo:rsid="0026474a" officeooo:paragraph-rsid="0026474a"/>
    </style:style>
    <style:style style:name="P20" style:family="paragraph" style:parent-style-name="Table_20_Contents" style:list-style-name="L2">
      <style:text-properties officeooo:rsid="00256d99" officeooo:paragraph-rsid="00256d99"/>
    </style:style>
    <style:style style:name="P21" style:family="paragraph" style:parent-style-name="Table_20_Contents" style:list-style-name="L3">
      <style:text-properties officeooo:rsid="0027fc26" officeooo:paragraph-rsid="0027fc26"/>
    </style:style>
    <style:style style:name="P22" style:family="paragraph" style:parent-style-name="Table_20_Contents">
      <style:text-properties officeooo:rsid="00191ba4" officeooo:paragraph-rsid="00191ba4"/>
    </style:style>
    <style:style style:name="P23" style:family="paragraph" style:parent-style-name="Table_20_Contents">
      <style:text-properties officeooo:rsid="0043b0e5" officeooo:paragraph-rsid="0043b0e5"/>
    </style:style>
    <style:style style:name="P24" style:family="paragraph" style:parent-style-name="Table_20_Contents" style:list-style-name="L4">
      <style:text-properties officeooo:rsid="00447d0c" officeooo:paragraph-rsid="00447d0c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0129c"/>
    </style:style>
    <style:style style:name="T25" style:family="text">
      <style:text-properties officeooo:rsid="00447d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6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5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3584530045126765985" text:style-name="L1">
              <text:list-item>
                <text:p text:style-name="P17">Quel est le fondement de l'annualisation mentionnée dans mon contrat de travail ?</text:p>
              </text:list-item>
              <text:list-item>
                <text:p text:style-name="P17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3370618841613878215" text:style-name="L2">
              <text:list-item>
                <text:p text:style-name="P20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0">que l’entreprise domoveil n’a fait l’objet d’aucun accord d’annualisation (cf mail de l’inspection du travail en référence)</text:p>
              </text:list-item>
              <text:list-item>
                <text:p text:style-name="P20">qu’il n’existe aucun accord de branche prévention et sécurité permettant l’annualisation</text:p>
              </text:list-item>
              <text:list-item>
                <text:p text:style-name="P20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23">La clause d’annualisation de mon contrat de travail n’est donc pas fondée légalement, mais la clause permettant de travailler sur un volume horaire hebdomadaire supérieur à 35 heures (39 heures) est une possibilité accordée par <text:span text:style-name="T25">&lt;…. L3121-23 ct ???? parle pas de la mise en place… &gt; <text:s/>. A ce niveau deux possibilités :</text:span></text:p>
            <text:list xml:id="list4345685724101974198" text:style-name="L4">
              <text:list-item>
                <text:p text:style-name="P24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4">soit ces horaires ne sont pas fondés, et je dois me baser sur les 35 heures.</text:p>
                <text:p text:style-name="P24"><text:soft-page-break/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5655258519496677302" text:style-name="L3">
              <text:list-item>
                <text:p text:style-name="P19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21">qu’à l’occasion de plusieurs semaines (semaines .. .. .. .. de 2014 semaines … de 2015 semaines … de <text:s/>2016 ) j’ai travaillé plus de 48 heures, ce qui est interdit. j’ai compté ces heures illégales à 50 % , mais un taux de compensation supérieur pourrait être accordé au titre de l’illégalité de ces heures</text:p>
              </text:list-item>
              <text:list-item>
                <text:p text:style-name="P21">j’ai moins de un week end sur deux – cf détail du calcul en annexe - (convention collective, article 7). un week end manquant vaut 700 euros aux prudhommes.</text:p>
              </text:list-item>
              <text:list-item>
                <text:p text:style-name="P21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</text:span>, le passage de <text:span text:style-name="T24">ma</text:span> rémunération au droit commun ou à un mode de rémunération fondé légalement, <text:span text:style-name="T22">et une contrepartie financière aux week-ends manquants. <text:s/></text:span></text:p>
            <text:p text:style-name="P11"><text:soft-page-break/></text:p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4T14:24:56.541000000</dc:date>
    <meta:editing-duration>PT1H27M7S</meta:editing-duration>
    <meta:editing-cycles>34</meta:editing-cycles>
    <meta:generator>LibreOffice/5.2.7.2$Windows_x86 LibreOffice_project/2b7f1e640c46ceb28adf43ee075a6e8b8439ed10</meta:generator>
    <meta:document-statistic meta:table-count="7" meta:image-count="0" meta:object-count="0" meta:page-count="4" meta:paragraph-count="58" meta:word-count="1029" meta:character-count="6067" meta:non-whitespace-character-count="5051"/>
  </office:meta>
</office:document-meta>
</file>